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15.293cm"/>
    </style:style>
    <style:style style:name="Tableau1.B" style:family="table-column">
      <style:table-column-properties style:column-width="1.111cm"/>
    </style:style>
    <style:style style:name="Tableau1.C" style:family="table-column">
      <style:table-column-properties style:column-width="1.1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Table_20_Contents">
      <style:text-properties fo:language="fr" fo:country="FR"/>
    </style:style>
    <style:style style:name="P3" style:family="paragraph" style:parent-style-name="Table_20_Contents">
      <style:text-properties fo:language="fr" fo:country="FR" fo:font-weight="bold" officeooo:rsid="00014d2c" officeooo:paragraph-rsid="00014d2c" style:font-weight-asian="bold" style:font-weight-complex="bold"/>
    </style:style>
    <style:style style:name="P4" style:family="paragraph" style:parent-style-name="Table_20_Contents">
      <style:text-properties fo:language="fr" fo:country="FR" officeooo:rsid="00002f9b" officeooo:paragraph-rsid="00002f9b"/>
    </style:style>
    <style:style style:name="P5" style:family="paragraph" style:parent-style-name="Table_20_Contents">
      <style:text-properties fo:language="fr" fo:country="FR" style:text-underline-style="solid" style:text-underline-width="auto" style:text-underline-color="font-color" officeooo:rsid="000303f6" officeooo:paragraph-rsid="000303f6"/>
    </style:style>
    <style:style style:name="P6" style:family="paragraph" style:parent-style-name="Table_20_Contents">
      <style:text-properties fo:language="fr" fo:country="FR" style:text-underline-style="solid" style:text-underline-width="auto" style:text-underline-color="font-color" officeooo:rsid="000306ac" officeooo:paragraph-rsid="000306ac"/>
    </style:style>
    <style:style style:name="P7" style:family="paragraph" style:parent-style-name="Table_20_Contents">
      <style:text-properties fo:language="fr" fo:country="FR" style:text-underline-style="solid" style:text-underline-width="auto" style:text-underline-color="font-color" officeooo:rsid="0003d809" officeooo:paragraph-rsid="0003d809"/>
    </style:style>
    <style:style style:name="P8" style:family="paragraph" style:parent-style-name="Table_20_Contents">
      <style:text-properties fo:language="fr" fo:country="FR" style:text-underline-style="solid" style:text-underline-width="auto" style:text-underline-color="font-color" officeooo:rsid="00074616" officeooo:paragraph-rsid="00074616"/>
    </style:style>
    <style:style style:name="P9" style:family="paragraph" style:parent-style-name="Table_20_Contents">
      <style:text-properties fo:language="fr" fo:country="FR" style:text-underline-style="solid" style:text-underline-width="auto" style:text-underline-color="font-color" officeooo:rsid="00093685" officeooo:paragraph-rsid="00093685"/>
    </style:style>
    <style:style style:name="P10" style:family="paragraph" style:parent-style-name="Table_20_Contents">
      <style:text-properties fo:language="fr" fo:country="FR" officeooo:rsid="000303f6" officeooo:paragraph-rsid="000303f6"/>
    </style:style>
    <style:style style:name="P11" style:family="paragraph" style:parent-style-name="Table_20_Contents">
      <style:text-properties fo:language="fr" fo:country="FR" officeooo:rsid="00093685" officeooo:paragraph-rsid="00093685"/>
    </style:style>
    <style:style style:name="P12" style:family="paragraph" style:parent-style-name="Table_20_Contents">
      <style:text-properties fo:language="fr" fo:country="FR" officeooo:rsid="000306ac" officeooo:paragraph-rsid="000306ac"/>
    </style:style>
    <style:style style:name="P13" style:family="paragraph" style:parent-style-name="Table_20_Contents">
      <style:text-properties fo:language="fr" fo:country="FR" officeooo:rsid="0003d809" officeooo:paragraph-rsid="0003d809"/>
    </style:style>
    <style:style style:name="P14" style:family="paragraph" style:parent-style-name="Table_20_Contents">
      <style:text-properties fo:language="fr" fo:country="FR" officeooo:rsid="000436ee" officeooo:paragraph-rsid="000436ee"/>
    </style:style>
    <style:style style:name="P15" style:family="paragraph" style:parent-style-name="Table_20_Contents">
      <style:text-properties fo:language="fr" fo:country="FR" officeooo:rsid="00074616" officeooo:paragraph-rsid="00074616"/>
    </style:style>
    <style:style style:name="T1" style:family="text">
      <style:text-properties officeooo:rsid="00056e43"/>
    </style:style>
    <style:style style:name="T2" style:family="text">
      <style:text-properties officeooo:rsid="00093685"/>
    </style:style>
    <style:style style:name="T3" style:family="text">
      <style:text-properties officeooo:rsid="0009f2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741808913520">
          <table:table-cell table:style-name="Tableau1.A1" office:value-type="string">
            <text:p text:style-name="P3">Critères</text:p>
          </table:table-cell>
          <table:table-cell table:style-name="Tableau1.A1" office:value-type="string">
            <text:p text:style-name="P4">OUI</text:p>
          </table:table-cell>
          <table:table-cell table:style-name="Tableau1.C1" office:value-type="string">
            <text:p text:style-name="P4">NON</text:p>
          </table:table-cell>
        </table:table-row>
        <table:table-row table:style-name="TableLine94741809089488">
          <table:table-cell table:style-name="Tableau1.A2" office:value-type="string">
            <text:p text:style-name="P5">Guidage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091680">
          <table:table-cell table:style-name="Tableau1.A2" office:value-type="string">
            <text:p text:style-name="P10">Guider les entrées de données en indiquant le format des données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092480">
          <table:table-cell table:style-name="Tableau1.A2" office:value-type="string">
            <text:p text:style-name="P10">Les champs d’entrées possèdent des labels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093328">
          <table:table-cell table:style-name="Tableau1.A2" office:value-type="string">
            <text:p text:style-name="P11">Le site produit des feed-back aux actions utilisateurs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094368">
          <table:table-cell table:style-name="Tableau1.A2" office:value-type="string">
            <text:p text:style-name="P6">Charge de Travail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095280">
          <table:table-cell table:style-name="Tableau1.A2" office:value-type="string">
            <text:p text:style-name="P12">Seulement les informations nécessaires sont affichées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096240">
          <table:table-cell table:style-name="Tableau1.A2" office:value-type="string">
            <text:p text:style-name="P12">Le nombre d’actions <text:span text:style-name="T3">é</text:span>l<text:span text:style-name="T3">é</text:span>mentaires est limite pour la recherche d’une musique, d’un artiste ou album</text:p>
          </table:table-cell>
          <table:table-cell table:style-name="Tableau1.A2" office:value-type="string">
            <text:p text:style-name="P12">x</text:p>
          </table:table-cell>
          <table:table-cell table:style-name="Tableau1.C2" office:value-type="string">
            <text:p text:style-name="P12"/>
          </table:table-cell>
        </table:table-row>
        <table:table-row table:style-name="TableLine94741809097200">
          <table:table-cell table:style-name="Tableau1.A2" office:value-type="string">
            <text:p text:style-name="P6">Contrôle explicite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098080">
          <table:table-cell table:style-name="Tableau1.A2" office:value-type="string">
            <text:p text:style-name="P12">La recherche requiert une validation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099040">
          <table:table-cell table:style-name="Tableau1.A2" office:value-type="string">
            <text:p text:style-name="P12">Il est possible de faire un retour a une recherche pr<text:span text:style-name="T3">é</text:span>c<text:span text:style-name="T3">é</text:span>dente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0000">
          <table:table-cell table:style-name="Tableau1.A2" office:value-type="string">
            <text:p text:style-name="P6">Adaptabilité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0960">
          <table:table-cell table:style-name="Tableau1.A2" office:value-type="string">
            <text:p text:style-name="P13">Possibilité de se déplacer sur le site avec le clavier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1920">
          <table:table-cell table:style-name="Tableau1.A2" office:value-type="string">
            <text:p text:style-name="P13">Le menu est rapidement accessible depuis tout le site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2880">
          <table:table-cell table:style-name="Tableau1.A2" office:value-type="string">
            <text:p text:style-name="P13">Il est possible pour l’utilisateur de modifier l’aspect du site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3840">
          <table:table-cell table:style-name="Tableau1.A2" office:value-type="string">
            <text:p text:style-name="P7">Gestion des erreurs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4800">
          <table:table-cell table:style-name="Tableau1.A2" office:value-type="string">
            <text:p text:style-name="P14">En cas de recherche ne retournant aucun résultat, le site affiche un avertissement <text:span text:style-name="T1">et propose une autre recherche</text:span>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5760">
          <table:table-cell table:style-name="Tableau1.A2" office:value-type="string">
            <text:p text:style-name="P15">Les messages d’erreurs sont clairs 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6720">
          <table:table-cell table:style-name="Tableau1.A2" office:value-type="string">
            <text:p text:style-name="P11">En cas d’API non accessible, le site affiche une erreur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7680">
          <table:table-cell table:style-name="Tableau1.A2" office:value-type="string">
            <text:p text:style-name="P8">Homogénéité / Cohérence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8640">
          <table:table-cell table:style-name="Tableau1.A2" office:value-type="string">
            <text:p text:style-name="P15">Pour chaque type de recherche, les cases résultats auront le m<text:span text:style-name="T3">ê</text:span>me placement, <text:span text:style-name="T2">organisation et format</text:span> sur la page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09600">
          <table:table-cell table:style-name="Tableau1.A2" office:value-type="string">
            <text:p text:style-name="P15">Pour une recherche donnée, le résultat est toujours le m<text:span text:style-name="T3">ê</text:span>me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10560">
          <table:table-cell table:style-name="Tableau1.A2" office:value-type="string">
            <text:p text:style-name="P9">Signifiance <text:s/>des Codes et dénominations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11520">
          <table:table-cell table:style-name="Tableau1.A2" office:value-type="string">
            <text:p text:style-name="P11">Les titres véhiculent ce qu’ils représentent et sont distincts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12480">
          <table:table-cell table:style-name="Tableau1.A2" office:value-type="string">
            <text:p text:style-name="P9">Compatibilité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13440">
          <table:table-cell table:style-name="Tableau1.A2" office:value-type="string">
            <text:p text:style-name="P11">La langue du site doit pouvoir s’adapter a l’utilisateur</text:p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1440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1536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  <table:table-row table:style-name="TableLine94741809116320"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"/>
          </table:table-cell>
          <table:table-cell table:style-name="Tableau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3-14T16:22:38.123730726</dc:date>
    <meta:editing-duration>PT34M53S</meta:editing-duration>
    <meta:editing-cycles>8</meta:editing-cycles>
    <meta:document-statistic meta:table-count="1" meta:image-count="0" meta:object-count="0" meta:page-count="1" meta:paragraph-count="29" meta:word-count="193" meta:character-count="1231" meta:non-whitespace-character-count="1065"/>
  </office:meta>
</office:document-meta>
</file>